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337cm" fo:min-width="4.58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18" draw:marker-end-width="0.3cm" draw:fill="none" draw:textarea-vertical-align="middle"/>
    </style:style>
    <style:style style:name="gr8" style:family="graphic" style:parent-style-name="objectwithoutfill">
      <style:graphic-properties draw:marker-end="Arrowheads_20_34" draw:marker-end-width="0.3cm" draw:fill="none" draw:textarea-vertical-align="middle"/>
    </style:style>
    <style:style style:name="gr9" style:family="graphic" style:parent-style-name="objectwithoutfill">
      <style:graphic-properties draw:marker-end="Arrowheads_20_35" draw:marker-end-width="0.3cm" draw:fill="none" draw:textarea-vertical-align="middle"/>
    </style:style>
    <style:style style:name="gr10" style:family="graphic" style:parent-style-name="objectwithoutfill">
      <style:graphic-properties draw:marker-end="Arrowheads_20_3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27cm" svg:x="7.668cm" svg:y="1.00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4.763cm" svg:height="1.27cm" svg:x="15.237cm" svg:y="10.84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5.08cm" svg:height="1.269cm" svg:x="7.35cm" svg:y="3.54cm">
          <text:p text:style-name="P3"><text:span text:style-name="T1">Print INFO “Crafting Recipes: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5.08cm" svg:height="1.27cm" svg:x="7.35cm" svg:y="9.254cm">
          <text:p text:style-name="P3"><text:span text:style-name="T1">Print INFO "3. Craft Iron Ingot: 3 Iron Or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6" draw:id="id6" draw:layer="layout" svg:width="5.08cm" svg:height="0.953cm" svg:x="7.35cm" svg:y="7.667cm">
          <text:p text:style-name="P3"><text:span text:style-name="T1">Print INFO “2. Craft Stick: 1 Woo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5.08cm" svg:height="1.587cm" svg:x="7.35cm" svg:y="5.444cm">
          <text:p text:style-name="P3"><text:span text:style-name="T1">Print INFO “1. Craft Wooden Planks: 2 Woo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0.049cm" svg:y1="2.272cm" svg:x2="9.89cm" svg:y2="3.54cm" draw:start-shape="id1" draw:end-shape="id2" svg:d="M10049 2272v634h-159v634" svg:viewBox="0 0 160 1269">
          <text:p/>
        </draw:connector>
        <draw:connector draw:style-name="gr7" draw:text-style-name="P4" draw:layer="layout" svg:x1="9.89cm" svg:y1="10.524cm" svg:x2="17.619cm" svg:y2="10.842cm" draw:start-shape="id3" draw:start-glue-point="6" draw:end-shape="id4" draw:end-glue-point="4" svg:d="M9890 10524v502h3944v-685h3785v501" svg:viewBox="0 0 7730 686">
          <text:p/>
        </draw:connector>
        <draw:connector draw:style-name="gr8" draw:text-style-name="P4" draw:layer="layout" svg:x1="9.89cm" svg:y1="4.809cm" svg:x2="9.89cm" svg:y2="5.444cm" draw:start-shape="id2" draw:start-glue-point="6" draw:end-shape="id5" draw:end-glue-point="4" svg:d="M9890 4809v635" svg:viewBox="0 0 1 636">
          <text:p/>
        </draw:connector>
        <draw:connector draw:style-name="gr9" draw:text-style-name="P4" draw:layer="layout" svg:x1="9.89cm" svg:y1="7.031cm" svg:x2="9.89cm" svg:y2="7.667cm" draw:start-shape="id5" draw:start-glue-point="6" draw:end-shape="id6" svg:d="M9890 7031v636" svg:viewBox="0 0 1 637">
          <text:p/>
        </draw:connector>
        <draw:connector draw:style-name="gr10" draw:text-style-name="P4" draw:layer="layout" svg:x1="9.89cm" svg:y1="8.62cm" svg:x2="9.89cm" svg:y2="9.254cm" draw:start-shape="id6" draw:start-glue-point="6" draw:end-shape="id3" draw:end-glue-point="4" svg:d="M9890 8620v634" svg:viewBox="0 0 1 63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0T21:33:53.045830197</dc:date>
    <dc:creator>Leopold Meinel</dc:creator>
    <meta:editing-duration>PT8M1S</meta:editing-duration>
    <meta:editing-cycles>1</meta:editing-cycles>
    <meta:document-statistic meta:object-count="11"/>
  </office:meta>
</office:document-meta>
</file>